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2cm" fo:min-width="0.91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14cm" fo:min-width="1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cm" svg:height="2cm" svg:x="9.9cm" svg:y="13cm">
          <text:p text:style-name="P1">EMU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" draw:id="id1" draw:layer="layout" svg:width="1.7cm" svg:height="1.7cm" svg:x="4.7cm" svg:y="7.8cm">
          <text:p text:style-name="P1">Appli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draw:type="curve" svg:x1="6.151cm" svg:y1="9.251cm" svg:x2="10.9cm" svg:y2="13cm" draw:start-shape="id1" draw:start-glue-point="9" draw:end-shape="id2" draw:end-glue-point="4" svg:d="M6151 9251c0 3000 4749 1126 4749 3749" svg:viewBox="0 0 4750 3750">
          <text:p/>
        </draw:connector>
        <draw:custom-shape draw:style-name="gr4" draw:text-style-name="P1" xml:id="id3" draw:id="id3" draw:layer="layout" svg:width="2.5cm" svg:height="2.5cm" svg:x="4.5cm" svg:y="12.6cm">
          <text:p text:style-name="P1">Memory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4" draw:id="id4" draw:layer="layout" svg:width="1.7cm" svg:height="1.7cm" svg:x="2.3cm" svg:y="17.4cm">
          <text:p text:style-name="P1">RO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6" draw:id="id6" draw:layer="layout" svg:width="1.7cm" svg:height="1.7cm" svg:x="2.2cm" svg:y="20cm">
          <text:p text:style-name="P1">RA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5" draw:id="id5" draw:layer="layout" svg:width="1.7cm" svg:height="1.7cm" svg:x="2.2cm" svg:y="22.3cm">
          <text:p text:style-name="P1">I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draw:type="curve" svg:x1="9.9cm" svg:y1="14cm" svg:x2="7cm" svg:y2="13.85cm" draw:start-shape="id2" draw:start-glue-point="6" draw:end-shape="id3" svg:d="M9900 14000c-2173 0-724-150-2900-150" svg:viewBox="0 0 2901 151">
          <text:p/>
        </draw:connector>
        <draw:connector draw:style-name="gr3" draw:text-style-name="P2" draw:layer="layout" draw:type="curve" svg:x1="4.866cm" svg:y1="14.734cm" svg:x2="4cm" svg:y2="18.25cm" draw:start-shape="id3" draw:start-glue-point="7" draw:end-shape="id4" draw:end-glue-point="10" svg:d="M4866 14734c0 2344-288 3516-866 3516" svg:viewBox="0 0 867 3517">
          <text:p/>
        </draw:connector>
        <draw:connector draw:style-name="gr3" draw:text-style-name="P2" draw:layer="layout" draw:type="curve" svg:x1="6.634cm" svg:y1="14.734cm" svg:x2="3.9cm" svg:y2="23.15cm" draw:start-shape="id3" draw:start-glue-point="9" draw:end-shape="id5" draw:end-glue-point="10" svg:d="M6634 14734c0 5611-911 8416-2734 8416" svg:viewBox="0 0 2735 8417">
          <text:p/>
        </draw:connector>
        <draw:connector draw:style-name="gr3" draw:text-style-name="P2" draw:layer="layout" draw:type="curve" svg:x1="3.9cm" svg:y1="20.85cm" svg:x2="5.75cm" svg:y2="15.1cm" draw:start-shape="id6" draw:start-glue-point="10" draw:end-shape="id3" draw:end-glue-point="8" svg:d="M3900 20850c1234 0 1850-1916 1850-5750" svg:viewBox="0 0 1851 5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1:09:57.031000000</meta:creation-date>
    <meta:generator>LibreOffice/5.4.0.3$Windows_X86_64 LibreOffice_project/7556cbc6811c9d992f4064ab9287069087d7f62c</meta:generator>
    <dc:date>2017-08-29T13:00:29.317000000</dc:date>
    <meta:editing-duration>PT1H37M34S</meta:editing-duration>
    <meta:editing-cycles>2</meta:editing-cycles>
    <meta:document-statistic meta:object-count="11"/>
  </office:meta>
</office:document-meta>
</file>